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a168d" officeooo:paragraph-rsid="001b5e53"/>
    </style:style>
    <style:style style:name="P2" style:family="paragraph" style:parent-style-name="Standard">
      <style:text-properties style:font-name="Consolas" fo:font-weight="bold" officeooo:rsid="000a168d" officeooo:paragraph-rsid="001b5e53" style:font-weight-asian="bold" style:font-weight-complex="bold"/>
    </style:style>
    <style:style style:name="P3" style:family="paragraph" style:parent-style-name="Standard">
      <style:text-properties fo:color="#000000" loext:opacity="100%" style:font-name="Consolas1" fo:font-size="10.5pt" fo:font-weight="normal" officeooo:rsid="000a168d" officeooo:paragraph-rsid="001b5e53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paragraph-rsid="001b5e53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officeooo:paragraph-rsid="001b5e53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b5e53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1" fo:font-size="10.5pt" fo:font-weight="normal" officeooo:paragraph-rsid="001b5e53" fo:background-color="transparent"/>
    </style:style>
    <style:style style:name="P8" style:family="paragraph" style:parent-style-name="Standard">
      <style:text-properties fo:color="#000000" loext:opacity="100%" style:font-name="Consolas" fo:font-weight="bold" officeooo:rsid="000a168d" officeooo:paragraph-rsid="001b5e53" fo:background-color="transparent" style:font-weight-asian="bold" style:font-weight-complex="bold"/>
    </style:style>
    <style:style style:name="P9" style:family="paragraph" style:parent-style-name="Standard">
      <style:text-properties fo:color="#000000" loext:opacity="100%" style:font-name="Consolas" style:text-underline-style="solid" style:text-underline-width="auto" style:text-underline-color="font-color" officeooo:rsid="000a168d" officeooo:paragraph-rsid="001b5e53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1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</text:p>
      <text:p text:style-name="P1"/>
      <text:p text:style-name="P2">===Fibonacci.h===</text:p>
      <text:p text:style-name="P2"/>
      <text:p text:style-name="P3">#pragma once</text:p>
      <text:p text:style-name="P4">#include &lt;iostream&gt;<text:span text:style-name="T1"/></text:p>
      <text:p text:style-name="P4">#include &lt;string&gt;</text:p>
      <text:p text:style-name="P4">#include &lt;stdexcept&gt;</text:p>
      <text:p text:style-name="P5"/>
      <text:p text:style-name="P4">using namespace std;</text:p>
      <text:p text:style-name="P5"/>
      <text:p text:style-name="P4">template &lt;typename T&gt;</text:p>
      <text:p text:style-name="P4">class Fibonacci {</text:p>
      <text:p text:style-name="P6">    <text:span text:style-name="T2">private:</text:span></text:p>
      <text:p text:style-name="P6">    <text:span text:style-name="T2">public:</text:span></text:p>
      <text:p text:style-name="P6">        <text:span text:style-name="T2">int sucesionFibonacci(int n);</text:span></text:p>
      <text:p text:style-name="P4">};</text:p>
      <text:p text:style-name="P5"/>
      <text:p text:style-name="P4">#include "Fibonacci.tpp"</text:p>
      <text:p text:style-name="P7"/>
      <text:p text:style-name="P2">===Fibonacci.tpp===</text:p>
      <text:p text:style-name="P2"/>
      <text:p text:style-name="P3">#include &lt;iostream&gt;</text:p>
      <text:p text:style-name="P4">#include "Fibonacci.h"</text:p>
      <text:p text:style-name="P4">#include &lt;stdexcept&gt;</text:p>
      <text:p text:style-name="P5"/>
      <text:p text:style-name="P4">template &lt;typename T&gt;</text:p>
      <text:p text:style-name="P4">int Fibonacci&lt;T&gt;::sucesionFibonacci(int n)</text:p>
      <text:p text:style-name="P4">{</text:p>
      <text:p text:style-name="P6">    <text:span text:style-name="T2">if (n &lt; 0) {</text:span></text:p>
      <text:p text:style-name="P6">        <text:span text:style-name="T2">throw invalid_argument("El numero debe ser no negativo.");</text:span></text:p>
      <text:p text:style-name="P6">    <text:span text:style-name="T2">}</text:span></text:p>
      <text:p text:style-name="P6">    <text:span text:style-name="T2">if(n == 0) { //CASO BASE</text:span></text:p>
      <text:p text:style-name="P6">        <text:span text:style-name="T2">return 0;</text:span></text:p>
      <text:p text:style-name="P6">    <text:span text:style-name="T2">}else if(n == 1) {</text:span></text:p>
      <text:p text:style-name="P6">        <text:span text:style-name="T2">return 1;</text:span></text:p>
      <text:p text:style-name="P6">    <text:span text:style-name="T2">}else {</text:span></text:p>
      <text:p text:style-name="P6">        <text:span text:style-name="T2">return sucesionFibonacci(n - 1) + sucesionFibonacci(n - 2); //CASO RECURSIVO</text:span></text:p>
      <text:p text:style-name="P6">    <text:span text:style-name="T2">}</text:span></text:p>
      <text:p text:style-name="P4">}</text:p>
      <text:p text:style-name="P5"/>
      <text:p text:style-name="P4">/*CUÁNDO ESTO SERÍA INFINITO?</text:p>
      <text:p text:style-name="P4">La recursión se volvería infinita si el valor de 'n' no se reduce correctamente en cada llamada.</text:p>
      <text:p text:style-name="P4">Esto puede ocurrir si no se define adecuadamente la resta (por ejemplo, usando n + 1 en lugar de n - 1),</text:p>
      <text:p text:style-name="P4">o si se omiten los casos base (n == 0 o n == 1), lo que provocaría un desbordamiento de pila.</text:p>
      <text:p text:style-name="P4">También puede suceder si se manipula 'n' de forma incorrecta, generando valores negativos o creciendo indefinidamente.</text:p>
      <text:p text:style-name="P5"/>
      <text:p text:style-name="P4"><text:soft-page-break/>¿Por qué es una solución natural?</text:p>
      <text:p text:style-name="P4">La definición matemática de Fibonacci es recursiva:</text:p>
      <text:p text:style-name="P4">F(n) = F(n-1) + F(n-2)</text:p>
      <text:p text:style-name="P4">Por eso, la solución recursiva es natural y refleja directamente la fórmula.*/</text:p>
      <text:p text:style-name="P7"/>
      <text:p text:style-name="P8">===main.cpp===</text:p>
      <text:p text:style-name="P8"/>
      <text:p text:style-name="P3">#include "Fibonacci.h"</text:p>
      <text:p text:style-name="P4">#include &lt;iostream&gt;</text:p>
      <text:p text:style-name="P4">#include &lt;stdexcept&gt;</text:p>
      <text:p text:style-name="P4">#include &lt;locale&gt;</text:p>
      <text:p text:style-name="P5"/>
      <text:p text:style-name="P4">using namespace std;</text:p>
      <text:p text:style-name="P5"/>
      <text:p text:style-name="P4">int main(){</text:p>
      <text:p text:style-name="P5"/>
      <text:p text:style-name="P6">    <text:span text:style-name="T2">Fibonacci&lt;int&gt; fib;</text:span></text:p>
      <text:p text:style-name="P6">    <text:span text:style-name="T2">typedef int Numero;</text:span></text:p>
      <text:p text:style-name="P5"/>
      <text:p text:style-name="P6">    <text:span text:style-name="T2">Numero n, opciones;</text:span></text:p>
      <text:p text:style-name="P5"/>
      <text:p text:style-name="P6">    <text:span text:style-name="T2">cout &lt;&lt; "Ingrese un numero para calcular su Fibonacci: ";</text:span></text:p>
      <text:p text:style-name="P6">    <text:span text:style-name="T2">cin &gt;&gt; n;</text:span></text:p>
      <text:p text:style-name="P6">    <text:span text:style-name="T2">try {</text:span></text:p>
      <text:p text:style-name="P6">        <text:span text:style-name="T2">Numero resultado = fib.sucesionFibonacci(n);</text:span></text:p>
      <text:p text:style-name="P6">        <text:span text:style-name="T2">cout &lt;&lt; "El Fibonacci de " &lt;&lt; n &lt;&lt; " es: " &lt;&lt; resultado &lt;&lt; endl;</text:span></text:p>
      <text:p text:style-name="P6">    <text:span text:style-name="T2">} catch (const invalid_argument&amp; e) {</text:span></text:p>
      <text:p text:style-name="P6">        <text:span text:style-name="T2">cerr &lt;&lt; "Error: " &lt;&lt; e.what() &lt;&lt; endl;</text:span></text:p>
      <text:p text:style-name="P6">    <text:span text:style-name="T2">}</text:span></text:p>
      <text:p text:style-name="P4">}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09:17.795836400</meta:creation-date>
    <dc:date>2025-10-30T20:09:26.854968700</dc:date>
    <meta:editing-duration>PT9S</meta:editing-duration>
    <meta:editing-cycles>1</meta:editing-cycles>
    <meta:document-statistic meta:table-count="0" meta:image-count="0" meta:object-count="0" meta:page-count="2" meta:paragraph-count="60" meta:word-count="267" meta:character-count="1772" meta:non-whitespace-character-count="1437"/>
    <meta:generator>LibreOffice/25.2.6.2$Windows_X86_64 LibreOffice_project/729c5bfe710f5eb71ed3bbde9e06a6065e9c6c5d</meta:generator>
  </office:meta>
</office:document-meta>
</file>